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3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5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5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6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6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6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6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7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100">
            <text:p>100</text:p>
          </table:table-cell>
          <table:table-cell table:number-columns-repeated="8" table:style-name="ce7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0,0),(0,0,0,1,100,0),(0,0,0,2,100,0),(0,0,0,3,100,0),(0,0,0,4,100,0),(0,0,0,5,100,0),(0,0,0,6,100,0),(0,0,0,7,100,0),(0,0,0,8,100,0),(0,0,0,9,100,0);">
            <text:p>INSERT INTO pola(planszax, planszay, x , y, rodzaj, stwor) VALUES (0,0,0,0,100,0),(0,0,0,1,100,0),(0,0,0,2,100,0),(0,0,0,3,100,0),(0,0,0,4,100,0),(0,0,0,5,100,0),(0,0,0,6,100,0),(0,0,0,7,100,0),(0,0,0,8,100,0),(0,0,0,9,10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table:style-name="ce8" office:value-type="float" office:value="100">
            <text:p>10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3">
            <text:p>103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0,0),(0,0,1,2,100,0),(0,0,1,3,100,0),(0,0,1,4,102,0),(0,0,1,5,103,0),(0,0,1,6,100,0),(0,0,1,7,100,0),(0,0,1,8,100,0),(0,0,1,9,0,0);">
            <text:p>INSERT INTO pola(planszax, planszay, x , y, rodzaj, stwor) VALUES (0,0,1,0,100,0),(0,0,1,1,100,0),(0,0,1,2,100,0),(0,0,1,3,100,0),(0,0,1,4,102,0),(0,0,1,5,103,0),(0,0,1,6,100,0),(0,0,1,7,100,0),(0,0,1,8,100,0),(0,0,1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0,0),(0,0,2,1,100,0),(0,0,2,2,100,0),(0,0,2,3,0,0),(0,0,2,4,0,0),(0,0,2,5,0,0),(0,0,2,6,100,0),(0,0,2,7,100,0),(0,0,2,8,0,0),(0,0,2,9,0,0);">
            <text:p>INSERT INTO pola(planszax, planszay, x , y, rodzaj, stwor) VALUES (0,0,2,0,100,0),(0,0,2,1,100,0),(0,0,2,2,100,0),(0,0,2,3,0,0),(0,0,2,4,0,0),(0,0,2,5,0,0),(0,0,2,6,100,0),(0,0,2,7,100,0),(0,0,2,8,0,0),(0,0,2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0,0),(0,0,3,1,100,0),(0,0,3,2,0,0),(0,0,3,3,0,0),(0,0,3,4,0,0),(0,0,3,5,0,0),(0,0,3,6,0,1),(0,0,3,7,100,0),(0,0,3,8,0,0),(0,0,3,9,0,0);">
            <text:p>INSERT INTO pola(planszax, planszay, x , y, rodzaj, stwor) VALUES (0,0,3,0,100,0),(0,0,3,1,100,0),(0,0,3,2,0,0),(0,0,3,3,0,0),(0,0,3,4,0,0),(0,0,3,5,0,0),(0,0,3,6,0,1),(0,0,3,7,100,0),(0,0,3,8,0,0),(0,0,3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0,0),(0,0,4,1,100,0),(0,0,4,2,0,0),(0,0,4,3,0,0),(0,0,4,4,101,0),(0,0,4,5,0,0),(0,0,4,6,0,0),(0,0,4,7,0,0),(0,0,4,8,0,0),(0,0,4,9,0,0);">
            <text:p>INSERT INTO pola(planszax, planszay, x , y, rodzaj, stwor) VALUES (0,0,4,0,100,0),(0,0,4,1,100,0),(0,0,4,2,0,0),(0,0,4,3,0,0),(0,0,4,4,101,0),(0,0,4,5,0,0),(0,0,4,6,0,0),(0,0,4,7,0,0),(0,0,4,8,0,0),(0,0,4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0,0),(0,0,5,1,100,0),(0,0,5,2,100,0),(0,0,5,3,0,0),(0,0,5,4,0,0),(0,0,5,5,0,0),(0,0,5,6,0,0),(0,0,5,7,0,0),(0,0,5,8,0,0),(0,0,5,9,0,0);">
            <text:p>INSERT INTO pola(planszax, planszay, x , y, rodzaj, stwor) VALUES (0,0,5,0,100,0),(0,0,5,1,100,0),(0,0,5,2,100,0),(0,0,5,3,0,0),(0,0,5,4,0,0),(0,0,5,5,0,0),(0,0,5,6,0,0),(0,0,5,7,0,0),(0,0,5,8,0,0),(0,0,5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0,0),(0,0,6,2,0,1),(0,0,6,3,0,0),(0,0,6,4,0,0),(0,0,6,5,0,0),(0,0,6,6,0,0),(0,0,6,7,0,0),(0,0,6,8,0,0),(0,0,6,9,0,0);">
            <text:p>INSERT INTO pola(planszax, planszay, x , y, rodzaj, stwor) VALUES (0,0,6,0,100,0),(0,0,6,1,100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0,0),(0,0,7,1,100,0),(0,0,7,2,100,0),(0,0,7,3,0,0),(0,0,7,4,0,1),(0,0,7,5,100,0),(0,0,7,6,100,0),(0,0,7,7,0,0),(0,0,7,8,0,0),(0,0,7,9,0,0);">
            <text:p>INSERT INTO pola(planszax, planszay, x , y, rodzaj, stwor) VALUES (0,0,7,0,100,0),(0,0,7,1,100,0),(0,0,7,2,100,0),(0,0,7,3,0,0),(0,0,7,4,0,1),(0,0,7,5,100,0),(0,0,7,6,100,0),(0,0,7,7,0,0),(0,0,7,8,0,0),(0,0,7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0,0),(0,0,8,1,100,0),(0,0,8,2,0,0),(0,0,8,3,0,0),(0,0,8,4,0,0),(0,0,8,5,0,0),(0,0,8,6,0,0),(0,0,8,7,0,0),(0,0,8,8,0,0),(0,0,8,9,0,0);">
            <text:p>INSERT INTO pola(planszax, planszay, x , y, rodzaj, stwor) VALUES (0,0,8,0,100,0),(0,0,8,1,100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0,0),(0,0,9,1,0,0),(0,0,9,2,0,0),(0,0,9,3,0,0),(0,0,9,4,0,0),(0,0,9,5,0,0),(0,0,9,6,0,0),(0,0,9,7,0,0),(0,0,9,8,0,0),(0,0,9,9,0,0);">
            <text:p>INSERT INTO pola(planszax, planszay, x , y, rodzaj, stwor) VALUES (0,0,9,0,100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1" office:value-type="float" office:value="100">
            <text:p>100</text:p>
          </table:table-cell>
          <table:table-cell table:number-columns-repeated="8" table:style-name="ce27" office:value-type="float" office:value="100">
            <text:p>100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0,0),(0,1,0,1,100,0),(0,1,0,2,100,0),(0,1,0,3,100,0),(0,1,0,4,100,0),(0,1,0,5,100,0),(0,1,0,6,100,0),(0,1,0,7,100,0),(0,1,0,8,100,0),(0,1,0,9,100,0);">
            <text:p>INSERT INTO pola(planszax, planszay, x , y, rodzaj, stwor) VALUES (0,1,0,0,100,0),(0,1,0,1,100,0),(0,1,0,2,100,0),(0,1,0,3,100,0),(0,1,0,4,100,0),(0,1,0,5,100,0),(0,1,0,6,100,0),(0,1,0,7,100,0),(0,1,0,8,100,0),(0,1,0,9,10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0,0),(0,1,1,2,100,0),(0,1,1,3,100,0),(0,1,1,4,0,0),(0,1,1,5,0,0),(0,1,1,6,0,0),(0,1,1,7,0,0),(0,1,1,8,0,0),(0,1,1,9,0,0);">
            <text:p>INSERT INTO pola(planszax, planszay, x , y, rodzaj, stwor) VALUES (0,1,1,0,0,0),(0,1,1,1,100,0),(0,1,1,2,100,0),(0,1,1,3,100,0),(0,1,1,4,0,0),(0,1,1,5,0,0),(0,1,1,6,0,0),(0,1,1,7,0,0),(0,1,1,8,0,0),(0,1,1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0,0),(0,1,2,5,0,0),(0,1,2,6,0,0),(0,1,2,7,0,0),(0,1,2,8,100,0),(0,1,2,9,0,0);">
            <text:p>INSERT INTO pola(planszax, planszay, x , y, rodzaj, stwor) VALUES (0,1,2,0,0,0),(0,1,2,1,0,0),(0,1,2,2,0,0),(0,1,2,3,100,0),(0,1,2,4,100,0),(0,1,2,5,0,0),(0,1,2,6,0,0),(0,1,2,7,0,0),(0,1,2,8,100,0),(0,1,2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0,0),(0,1,3,4,0,0),(0,1,3,5,0,0),(0,1,3,6,0,0),(0,1,3,7,0,0),(0,1,3,8,0,0),(0,1,3,9,0,0);">
            <text:p>INSERT INTO pola(planszax, planszay, x , y, rodzaj, stwor) VALUES (0,1,3,0,0,0),(0,1,3,1,0,0),(0,1,3,2,0,0),(0,1,3,3,100,0),(0,1,3,4,0,0),(0,1,3,5,0,0),(0,1,3,6,0,0),(0,1,3,7,0,0),(0,1,3,8,0,0),(0,1,3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5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0,0),(0,1,4,9,0,0);">
            <text:p>INSERT INTO pola(planszax, planszay, x , y, rodzaj, stwor) VALUES (0,1,4,0,0,0),(0,1,4,1,0,0),(0,1,4,2,0,0),(0,1,4,3,0,0),(0,1,4,4,0,0),(0,1,4,5,0,0),(0,1,4,6,0,0),(0,1,4,7,0,0),(0,1,4,8,100,0),(0,1,4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0,0),(0,1,5,6,0,0),(0,1,5,7,0,0),(0,1,5,8,0,0),(0,1,5,9,0,0);">
            <text:p>INSERT INTO pola(planszax, planszay, x , y, rodzaj, stwor) VALUES (0,1,5,0,0,0),(0,1,5,1,0,0),(0,1,5,2,0,0),(0,1,5,3,0,0),(0,1,5,4,0,0),(0,1,5,5,100,0),(0,1,5,6,0,0),(0,1,5,7,0,0),(0,1,5,8,0,0),(0,1,5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0,0),(0,1,6,5,100,0),(0,1,6,6,100,0),(0,1,6,7,0,0),(0,1,6,8,0,0),(0,1,6,9,0,0);">
            <text:p>INSERT INTO pola(planszax, planszay, x , y, rodzaj, stwor) VALUES (0,1,6,0,0,0),(0,1,6,1,0,0),(0,1,6,2,0,0),(0,1,6,3,0,0),(0,1,6,4,100,0),(0,1,6,5,100,0),(0,1,6,6,100,0),(0,1,6,7,0,0),(0,1,6,8,0,0),(0,1,6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0,0),(0,1,7,6,0,0),(0,1,7,7,0,0),(0,1,7,8,0,0),(0,1,7,9,0,0);">
            <text:p>INSERT INTO pola(planszax, planszay, x , y, rodzaj, stwor) VALUES (0,1,7,0,0,0),(0,1,7,1,0,0),(0,1,7,2,0,0),(0,1,7,3,0,0),(0,1,7,4,0,0),(0,1,7,5,100,0),(0,1,7,6,0,0),(0,1,7,7,0,0),(0,1,7,8,0,0),(0,1,7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0,0),(0,1,8,2,0,0),(0,1,8,3,0,0),(0,1,8,4,0,0),(0,1,8,5,0,0),(0,1,8,6,0,0),(0,1,8,7,0,0),(0,1,8,8,0,0),(0,1,8,9,0,0);">
            <text:p>INSERT INTO pola(planszax, planszay, x , y, rodzaj, stwor) VALUES (0,1,8,0,0,0),(0,1,8,1,100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6" office:value-type="float" office:value="0">
            <text:p>0</text:p>
          </table:table-cell>
          <table:table-cell table:number-columns-repeated="8" table:style-name="ce32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float" office:value="100">
            <text:p>100</text:p>
          </table:table-cell>
          <table:table-cell table:number-columns-repeated="8" table:style-name="ce45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0,0),(1,0,0,1,0,0),(1,0,0,2,0,0),(1,0,0,3,0,0),(1,0,0,4,0,0),(1,0,0,5,0,0),(1,0,0,6,0,0),(1,0,0,7,0,0),(1,0,0,8,0,0),(1,0,0,9,0,0);">
            <text:p>INSERT INTO pola(planszax, planszay, x , y, rodzaj, stwor) VALUES (1,0,0,0,100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0,0),(1,0,1,7,0,0),(1,0,1,8,0,0),(1,0,1,9,0,0);">
            <text:p>INSERT INTO pola(planszax, planszay, x , y, rodzaj, stwor) VALUES (1,0,1,0,100,0),(1,0,1,1,0,0),(1,0,1,2,0,0),(1,0,1,3,0,0),(1,0,1,4,0,0),(1,0,1,5,0,0),(1,0,1,6,100,0),(1,0,1,7,0,0),(1,0,1,8,0,0),(1,0,1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0,0),(1,0,2,1,100,0),(1,0,2,2,0,0),(1,0,2,3,100,0),(1,0,2,4,0,0),(1,0,2,5,100,0),(1,0,2,6,100,0),(1,0,2,7,0,0),(1,0,2,8,0,0),(1,0,2,9,0,0);">
            <text:p>INSERT INTO pola(planszax, planszay, x , y, rodzaj, stwor) VALUES (1,0,2,0,100,0),(1,0,2,1,100,0),(1,0,2,2,0,0),(1,0,2,3,100,0),(1,0,2,4,0,0),(1,0,2,5,100,0),(1,0,2,6,100,0),(1,0,2,7,0,0),(1,0,2,8,0,0),(1,0,2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4"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0,0),(1,0,3,1,0,0),(1,0,3,2,100,0),(1,0,3,3,100,0),(1,0,3,4,100,0),(1,0,3,5,100,0),(1,0,3,6,100,0),(1,0,3,7,0,0),(1,0,3,8,0,0),(1,0,3,9,0,0);">
            <text:p>INSERT INTO pola(planszax, planszay, x , y, rodzaj, stwor) VALUES (1,0,3,0,100,0),(1,0,3,1,0,0),(1,0,3,2,100,0),(1,0,3,3,100,0),(1,0,3,4,100,0),(1,0,3,5,100,0),(1,0,3,6,100,0),(1,0,3,7,0,0),(1,0,3,8,0,0),(1,0,3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0,0),(1,0,4,1,0,0),(1,0,4,2,0,0),(1,0,4,3,100,0),(1,0,4,4,0,0),(1,0,4,5,0,0),(1,0,4,6,0,2),(1,0,4,7,0,0),(1,0,4,8,0,0),(1,0,4,9,0,0);">
            <text:p>INSERT INTO pola(planszax, planszay, x , y, rodzaj, stwor) VALUES (1,0,4,0,100,0),(1,0,4,1,0,0),(1,0,4,2,0,0),(1,0,4,3,100,0),(1,0,4,4,0,0),(1,0,4,5,0,0),(1,0,4,6,0,2),(1,0,4,7,0,0),(1,0,4,8,0,0),(1,0,4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0,0),(1,0,5,1,100,0),(1,0,5,2,0,0),(1,0,5,3,0,0),(1,0,5,4,0,0),(1,0,5,5,100,0),(1,0,5,6,100,0),(1,0,5,7,0,0),(1,0,5,8,0,0),(1,0,5,9,0,0);">
            <text:p>INSERT INTO pola(planszax, planszay, x , y, rodzaj, stwor) VALUES (1,0,5,0,100,0),(1,0,5,1,100,0),(1,0,5,2,0,0),(1,0,5,3,0,0),(1,0,5,4,0,0),(1,0,5,5,100,0),(1,0,5,6,100,0),(1,0,5,7,0,0),(1,0,5,8,0,0),(1,0,5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4"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0,0),(1,0,6,1,100,0),(1,0,6,2,100,0),(1,0,6,3,100,0),(1,0,6,4,100,0),(1,0,6,5,0,0),(1,0,6,6,0,0),(1,0,6,7,0,0),(1,0,6,8,0,0),(1,0,6,9,0,0);">
            <text:p>INSERT INTO pola(planszax, planszay, x , y, rodzaj, stwor) VALUES (1,0,6,0,100,0),(1,0,6,1,100,0),(1,0,6,2,100,0),(1,0,6,3,100,0),(1,0,6,4,100,0),(1,0,6,5,0,0),(1,0,6,6,0,0),(1,0,6,7,0,0),(1,0,6,8,0,0),(1,0,6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0,0),(1,0,7,1,100,0),(1,0,7,2,0,0),(1,0,7,3,100,0),(1,0,7,4,0,0),(1,0,7,5,100,0),(1,0,7,6,0,0),(1,0,7,7,0,0),(1,0,7,8,0,0),(1,0,7,9,0,0);">
            <text:p>INSERT INTO pola(planszax, planszay, x , y, rodzaj, stwor) VALUES (1,0,7,0,100,0),(1,0,7,1,100,0),(1,0,7,2,0,0),(1,0,7,3,100,0),(1,0,7,4,0,0),(1,0,7,5,100,0),(1,0,7,6,0,0),(1,0,7,7,0,0),(1,0,7,8,0,0),(1,0,7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0,0),(1,0,8,1,0,0),(1,0,8,2,0,0),(1,0,8,3,0,0),(1,0,8,4,0,0),(1,0,8,5,0,0),(1,0,8,6,0,0),(1,0,8,7,0,0),(1,0,8,8,100,0),(1,0,8,9,0,0);">
            <text:p>INSERT INTO pola(planszax, planszay, x , y, rodzaj, stwor) VALUES (1,0,8,0,100,0),(1,0,8,1,0,0),(1,0,8,2,0,0),(1,0,8,3,0,0),(1,0,8,4,0,0),(1,0,8,5,0,0),(1,0,8,6,0,0),(1,0,8,7,0,0),(1,0,8,8,100,0),(1,0,8,9,0,0);</text:p>
          </table:table-cell>
        </table:table-row>
        <table:table-row table:style-name="ro1">
          <table:table-cell table:style-name="ce41" office:value-type="float" office:value="100">
            <text:p>10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0,0),(1,0,9,1,0,0),(1,0,9,2,0,0),(1,0,9,3,0,0),(1,0,9,4,0,0),(1,0,9,5,0,0),(1,0,9,6,0,0),(1,0,9,7,0,0),(1,0,9,8,0,0),(1,0,9,9,0,0);">
            <text:p>INSERT INTO pola(planszax, planszay, x , y, rodzaj, stwor) VALUES (1,0,9,0,100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64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57" office:value-type="float" office:value="0">
            <text:p>0</text:p>
          </table:table-cell>
          <table:table-cell table:number-columns-repeated="8" table:style-name="ce63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100,0),(2,0,1,7,0,0),(2,0,1,8,0,0),(2,0,1,9,0,0);">
            <text:p>INSERT INTO pola(planszax, planszay, x , y, rodzaj, stwor) VALUES (2,0,1,0,0,0),(2,0,1,1,0,0),(2,0,1,2,0,0),(2,0,1,3,0,0),(2,0,1,4,0,0),(2,0,1,5,0,0),(2,0,1,6,100,0),(2,0,1,7,0,0),(2,0,1,8,0,0),(2,0,1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4"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0,0),(2,0,2,3,0,0),(2,0,2,4,0,0),(2,0,2,5,100,0),(2,0,2,6,100,0),(2,0,2,7,0,0),(2,0,2,8,0,0),(2,0,2,9,0,0);">
            <text:p>INSERT INTO pola(planszax, planszay, x , y, rodzaj, stwor) VALUES (2,0,2,0,0,0),(2,0,2,1,0,0),(2,0,2,2,0,0),(2,0,2,3,0,0),(2,0,2,4,0,0),(2,0,2,5,100,0),(2,0,2,6,100,0),(2,0,2,7,0,0),(2,0,2,8,0,0),(2,0,2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64" office:value-type="float" office:value="100">
            <text:p>100</text:p>
          </table:table-cell>
          <table:table-cell table:style-name="ce64" office:value-type="float" office:value="0">
            <text:p>0</text:p>
          </table:table-cell>
          <table:table-cell table:number-columns-repeated="2" table:style-name="ce64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100,0),(2,0,3,3,0,0),(2,0,3,4,100,0),(2,0,3,5,100,0),(2,0,3,6,100,0),(2,0,3,7,0,0),(2,0,3,8,0,0),(2,0,3,9,0,0);">
            <text:p>INSERT INTO pola(planszax, planszay, x , y, rodzaj, stwor) VALUES (2,0,3,0,0,0),(2,0,3,1,0,0),(2,0,3,2,100,0),(2,0,3,3,0,0),(2,0,3,4,100,0),(2,0,3,5,100,0),(2,0,3,6,100,0),(2,0,3,7,0,0),(2,0,3,8,0,0),(2,0,3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0),(2,0,4,4,0,0),(2,0,4,5,0,0),(2,0,4,6,0,0),(2,0,4,7,0,0),(2,0,4,8,0,0),(2,0,4,9,0,0);">
            <text:p>INSERT INTO pola(planszax, planszay, x , y, rodzaj, stwor) VALUES (2,0,4,0,0,0),(2,0,4,1,0,0),(2,0,4,2,0,0),(2,0,4,3,0,0),(2,0,4,4,0,0),(2,0,4,5,0,0),(2,0,4,6,0,0),(2,0,4,7,0,0),(2,0,4,8,0,0),(2,0,4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0),(2,0,5,5,0,0),(2,0,5,6,0,0),(2,0,5,7,0,0),(2,0,5,8,0,0),(2,0,5,9,0,0);">
            <text:p>INSERT INTO pola(planszax, planszay, x , y, rodzaj, stwor) VALUES (2,0,5,0,0,0),(2,0,5,1,0,0),(2,0,5,2,0,0),(2,0,5,3,0,0),(2,0,5,4,0,0),(2,0,5,5,0,0),(2,0,5,6,0,0),(2,0,5,7,0,0),(2,0,5,8,0,0),(2,0,5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2),(2,0,7,3,0,2),(2,0,7,4,0,2),(2,0,7,5,0,2),(2,0,7,6,0,2),(2,0,7,7,0,2),(2,0,7,8,0,0),(2,0,7,9,0,0);">
            <text:p>INSERT INTO pola(planszax, planszay, x , y, rodzaj, stwor) VALUES (2,0,7,0,0,0),(2,0,7,1,0,0),(2,0,7,2,0,2),(2,0,7,3,0,2),(2,0,7,4,0,2),(2,0,7,5,0,2),(2,0,7,6,0,2),(2,0,7,7,0,2),(2,0,7,8,0,0),(2,0,7,9,0,0);</text:p>
          </table:table-cell>
        </table:table-row>
        <table:table-row table:style-name="ro1">
          <table:table-cell table:style-name="ce58" office:value-type="float" office:value="0">
            <text:p>0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1">
          <table:table-cell table:style-name="ce59" office:value-type="float" office:value="0">
            <text:p>0</text:p>
          </table:table-cell>
          <table:table-cell table:number-columns-repeated="8" table:style-name="ce65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60" office:value-type="float" office:value="0">
            <text:p>0</text:p>
          </table:table-cell>
          <table:table-cell table:number-columns-repeated="8"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number-columns-repeated="6" table:style-name="ce67" office:value-type="float" office:value="2">
            <text:p>2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2" office:value-type="float" office:value="0">
            <text:p>0</text:p>
          </table:table-cell>
          <table:table-cell table:number-columns-repeated="8" table:style-name="ce6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15.12.2017</text:date>, <text:time>15:38:2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5T15:38:25.86</dc:date>
    <dc:creator>Łukasz Janicki</dc:creator>
    <meta:editing-duration>PT6H55M5S</meta:editing-duration>
    <meta:editing-cycles>11</meta:editing-cycles>
    <meta:generator>OpenOffice/4.1.4$Win32 OpenOffice.org_project/414m5$Build-9788</meta:generator>
    <meta:document-statistic meta:table-count="6" meta:cell-count="936" meta:object-count="0"/>
  </office:meta>
</office:document-meta>
</file>